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6" office:value-type="string" calcext:value-type="string">
            <text:p>301.35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.00.0000</text:date>, <text:time style:data-style-name="N2" text:time-value="06:21:47.06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01T06:23:14.717000000</dc:date>
    <meta:editing-duration>P1DT12H37M31S</meta:editing-duration>
    <meta:editing-cycles>716</meta:editing-cycles>
    <meta:document-statistic meta:table-count="1" meta:cell-count="180" meta:object-count="0"/>
  </office:meta>
</office:document-meta>
</file>